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351400009698000054ABF11AC20D.svg"/>
  <manifest:file-entry manifest:media-type="image/png" manifest:full-path="Pictures/10000201000003AF00000212313CFDD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subtitle">
      <style:graphic-properties draw:fill-color="#ffffff" draw:auto-grow-height="true" fo:min-height="10.665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1.8cm"/>
    </style:style>
    <style:style style:name="pr5" style:family="presentation" style:parent-style-name="LushGreen-subtitle">
      <style:graphic-properties draw:fill-color="#ffffff" draw:auto-grow-height="true" fo:min-height="12.17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outline1">
      <style:graphic-properties fo:min-height="11.929cm"/>
    </style:style>
    <style:style style:name="pr8" style:family="presentation" style:parent-style-name="LushGreen-notes">
      <style:graphic-properties draw:fill-color="#ffffff" fo:min-height="14cm"/>
    </style:style>
    <style:style style:name="pr9" style:family="presentation" style:parent-style-name="LushGreen-title">
      <style:graphic-properties draw:auto-grow-height="true" fo:min-height="3.481cm"/>
    </style:style>
    <style:style style:name="pr10" style:family="presentation" style:parent-style-name="LushGreen-outline1" style:list-style-name="L4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margin-top="0.102cm" fo:margin-bottom="0.102cm" fo:text-align="star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4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S 626 Assignment 1 Discussion</text:p>
          </draw:text-box>
        </draw:frame>
        <draw:frame presentation:style-name="pr2" draw:text-style-name="P1" draw:layer="layout" svg:width="22.5cm" svg:height="10.665cm" svg:x="2.156cm" svg:y="5.987cm" presentation:class="subtitle" presentation:user-transformed="true">
          <draw:text-box>
            <text:p text:style-name="P1">AnkithM S - 143059007 </text:p>
            <text:p text:style-name="P1">Eeshan Malhotra - 14305R001</text:p>
            <text:p text:style-name="P1">Sanjeev MK - 14305R002</text:p>
            <text:p text:style-name="P1">Samkit Shah - 143050040</text:p>
            <text:p text:style-name="P1"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Corpus Statistics</text:p>
          </draw:text-box>
        </draw:frame>
        <draw:frame presentation:style-name="pr5" draw:text-style-name="P2" draw:layer="layout" svg:width="22.5cm" svg:height="12.179cm" svg:x="2.055cm" svg:y="5.3cm" presentation:class="subtitle" presentation:user-transformed="true">
          <draw:text-box>
            <text:list text:style-name="L1">
              <text:list-item>
                <text:p text:style-name="P2">Length of the Corpus : 1161192</text:p>
                <text:p text:style-name="P2"/>
              </text:list-item>
              <text:list-item>
                <text:p text:style-name="P2">Total Tag Count (raw) : 472</text:p>
                <text:p text:style-name="P2"/>
              </text:list-item>
              <text:list-item>
                <text:p text:style-name="P3">Tag Count (Removing non-POS tags) : 190</text:p>
                <text:p text:style-name="P2"/>
              </text:list-item>
              <text:list-item>
                <text:p text:style-name="P2">Total Word Count : 56057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Pre-processing Step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The corpus has some tags which contain information about the contextual usage of words, but does not directly relate to the POS</text:p>
              </text:list-item>
              <text:list-item>
                <text:p>-HL, -TL, -NC, FW- </text:p>
              </text:list-item>
              <text:list-item>
                <text:p>We have created two sets of matrices</text:p>
                <text:list>
                  <text:list-item>
                    <text:p>Including this information</text:p>
                  </text:list-item>
                  <text:list-item>
                    <text:p>Discarding this inform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Tweaks to Improve Efficiency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Smoothing</text:p>
                <text:list>
                  <text:list-item>
                    <text:p>Instead of using</text:p>
                    <text:p>P = counts(event)/total_counts,</text:p>
                    <text:p>we use</text:p>
                    <text:p>P = [counts(event) + smoothingfactor]/</text:p>
                    <text:p><text:s text:c="11"/>[total_counts + (N * smoothingfactor)]</text:p>
                    <text:p/>
                  </text:list-item>
                </text:list>
              </text:list-item>
              <text:list-item>
                <text:p>Unknown words</text:p>
                <text:list>
                  <text:list-item>
                    <text:p>Some probability mass is substracted from the total to allow for unknown wor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">
        <office:forms form:automatic-focus="false" form:apply-design-mode="false"/>
        <draw:frame presentation:style-name="pr9" draw:text-style-name="P1" draw:layer="layout" svg:width="22.5cm" svg:height="3.481cm" svg:x="4.5cm" svg:y="0.16cm" presentation:class="title" presentation:user-transformed="true">
          <draw:text-box>
            <text:p text:style-name="P1">Proposed Techniques to handle unknown words </text:p>
          </draw:text-box>
        </draw:frame>
        <draw:frame presentation:style-name="pr10" draw:text-style-name="P3" draw:layer="layout" svg:width="25.2cm" svg:height="9.134cm" svg:x="1.467cm" svg:y="4.672cm" presentation:class="outline" presentation:user-transformed="true">
          <draw:text-box>
            <text:list text:style-name="L3">
              <text:list-item>
                <text:p text:style-name="P3"><text:span text:style-name="T1">Auto Correction of wrongly typed words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Using Trie DS</text:span></text:p>
                  </text:list-item>
                  <text:list-item>
                    <text:p text:style-name="P3"><text:span text:style-name="T2">Hamming Distance</text:span></text:p>
                    <text:p text:style-name="P3"><text:span text:style-name="T1"/></text:p>
                  </text:list-item>
                </text:list>
              </text:list-item>
              <text:list-item>
                <text:p text:style-name="P3"><text:span text:style-name="T1">Infering tag of the unknown word using suffix </text:span><text:span text:style-name="T1">information</text:span></text:p>
                <text:list>
                  <text:list-item>
                    <text:p text:style-name="P3"><text:span text:style-name="T2">Auto learning of suffix</text:span></text:p>
                  </text:list-item>
                  <text:list-item>
                    <text:p text:style-name="P3"><text:span text:style-name="T2">Create emission matrix for suffixes. Use this to replace </text:span><text:span text:style-name="T2">the emission probability in the fromula.</text:span></text:p>
                  </text:list-item>
                </text:list>
                <text:p text:style-name="P3"><text:span text:style-name="T1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3"><text:span text:style-name="T1"><text:s text:c="33"/></text:span><text:span text:style-name="T1">...contd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1">
        <office:forms form:automatic-focus="false" form:apply-design-mode="false"/>
        <draw:frame presentation:style-name="pr9" draw:layer="layout" svg:width="25.2cm" svg:height="3.481cm" svg:x="1.4cm" svg:y="-0.24cm" presentation:class="title" presentation:user-transformed="true">
          <draw:text-box>
            <text:p>Proposed Techniques to handle unknown words <text:s/>(Contd.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Assigning proper tag to capitalized word in the </text:span><text:span text:style-name="T1">beginning of sentence (Selection from the set of proper </text:span><text:span text:style-name="T1">nouns)</text:span></text:p>
                <text:p text:style-name="P3"><text:span text:style-name="T1"/></text:p>
              </text:list-item>
            </text:list>
            <text:list text:style-name="L3">
              <text:list-item>
                <text:p><text:span text:style-name="T1">Assign the tag by referring transition matrix</text:span></text:p>
              </text:list-item>
            </text:list>
            <text:list text:style-name="L4">
              <text:list-header>
                <text:p><text:span text:style-name="T1"><text:s text:c="4"/></text:span><text:span text:style-name="T1">Pr = argmax(Pr(T(i) | T(i-1)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Modules to complet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Handling unknown words</text:p>
              </text:list-item>
              <text:list-item>
                <text:p>Implementing Viterbi algorithm</text:p>
              </text:list-item>
              <text:list-item>
                <text:p>Creating confusion matrix and calculating evaluation metrics</text:p>
              </text:list-item>
              <text:list-item>
                <text:p>Analysis</text:p>
                <text:p><text:s/>- Comparing with Trigram</text:p>
                <text:p><text:s/>- Using raw tag and simplified ta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>
          <draw:text-box/>
        </draw:frame>
        <draw:frame presentation:style-name="pr7" draw:text-style-name="P4" draw:layer="layout" svg:width="25.2cm" svg:height="4.147cm" svg:x="1.07cm" svg:y="8.42cm" presentation:class="outline" presentation:user-transformed="true">
          <draw:text-box>
            <text:list text:style-name="L2">
              <text:list-header>
                <text:p text:style-name="P1"><text:span text:style-name="T3">Thank You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0201000003AF00000212313CFDDE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01T00:21:27.374075801</meta:creation-date>
    <dc:date>2014-08-02T12:39:20.04</dc:date>
    <meta:editing-duration>PT2H16M42S</meta:editing-duration>
    <meta:editing-cycles>17</meta:editing-cycles>
    <meta:generator>OpenOffice/4.1.0$Win32 OpenOffice.org_project/410m18$Build-9764</meta:generator>
    <dc:creator>Eeshan Malhotra</dc:creator>
    <meta:document-statistic meta:object-count="65"/>
  </office:meta>
</office:document-meta>
</file>